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d03" officeooo:paragraph-rsid="0010bd03"/>
    </style:style>
    <style:style style:name="P2" style:family="paragraph" style:parent-style-name="Standard">
      <style:text-properties officeooo:rsid="0010bd03" officeooo:paragraph-rsid="00115bd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5bda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15bda" style:font-style-asian="italic" style:font-style-complex="italic"/>
    </style:style>
    <style:style style:name="T4" style:family="text">
      <style:text-properties fo:font-style="italic" style:text-underline-style="none" officeooo:rsid="00115bda" style:font-style-asian="italic" style:font-style-complex="italic"/>
    </style:style>
    <style:style style:name="T5" style:family="text">
      <style:text-properties style:use-window-font-color="true" loext:opacity="0%" style:font-name="Liberation Serif" fo:font-size="12pt" fo:letter-spacing="normal" fo:background-color="transparent" loext:char-shading-value="0" style:font-name-asian="Arial2" style:font-size-asian="12pt" style:font-name-complex="Arial2" style:font-size-complex="12pt"/>
    </style:style>
    <style:style style:name="T6" style:family="text">
      <style:text-properties style:use-window-font-color="true" loext:opacity="0%" style:font-name="Liberation Serif" fo:font-size="12pt" fo:letter-spacing="normal" officeooo:rsid="001eb79a" fo:background-color="transparent" loext:char-shading-value="0" style:font-name-asian="Arial2" style:font-size-asian="12pt" style:font-name-complex="Arial2" style:font-size-complex="12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15bda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text-underline-style="none" officeooo:rsid="00115bda" style:font-style-asian="normal" style:font-style-complex="normal"/>
    </style:style>
    <style:style style:name="T11" style:family="text">
      <style:text-properties officeooo:rsid="00115bda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15b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acters start with 28 stats (out of a theoretical maximum of 80) and gain 2 stats every even level starting on level 2 (So, an additional 20 stat points at level 20)<text:line-break/><text:line-break/>Characters start with one perk, and gain an additional perk every odd level starting on level 3 (For a total of 10 perks)<text:line-break/></text:p>
      <text:p text:style-name="P1">Characters start with two pieces of equipment and a generic skill</text:p>
      <text:p text:style-name="P1"><text:line-break/>Characters get a subclass on level 10 and a subclass improvement on level 16, in addition to the normal stats. </text:p>
      <text:p text:style-name="P1"/>
      <text:p text:style-name="P2"><text:line-break/>Adventurer <text:line-break/><text:line-break/><text:span text:style-name="T1">Painted by the hand of fate, the lone adventurer is a blank canvas who knows not the destiny that awaits them. <text:line-break/><text:line-break/>With every attribute with a mild score, the adventurer can be jack-of-all-trades or specialize in whatever the player desires.<text:line-break/><text:line-break/></text:span><text:span text:style-name="T7">S: 7 D: 7 L:7 F: 7<text:line-break/></text:span><text:line-break/><text:span text:style-name="T11">Perk: </text:span><text:span text:style-name="T5">Adventuring Spirit - </text:span><text:span text:style-name="T6">10</text:span><text:span text:style-name="T5">% extra chance to succeed all event checks</text:span><text:line-break/><text:span text:style-name="T11">Equipment: Arming Sword, Hide Vest<text:line-break/>Skill: Quick Attack</text:span><text:line-break/><text:line-break/><text:span text:style-name="T11">Subclasses:</text:span><text:line-break/>Champion: <text:line-break/><text:line-break/><text:span text:style-name="T2">As the journey goes on, the adventurer becomes sure of their footing. Fear no longer takes bastion on their heart.</text:span><text:line-break/><text:line-break/><text:span text:style-name="T11">Level 10: S</text:span>ucceeding in events grants <text:span text:style-name="T11">a stack of</text:span> morale, up to 10. When end<text:span text:style-name="T11">urance</text:span> drops below 25%, spend all morale to heal 2% <text:span text:style-name="T11">of maximum </text:span>end<text:span text:style-name="T11">urance</text:span> for each stack<text:line-break/><text:line-break/><text:line-break/><text:span text:style-name="T11">Level 15: </text:span><text:span text:style-name="T2">Choose one</text:span><text:span text:style-name="T8">: +3 to maximum morale stacks; or deal 10% extra damage while at full morale</text:span><text:line-break/><text:line-break/><text:line-break/>Pathfinder <text:line-break/><text:line-break/><text:span text:style-name="T2">The adventurer now understands this world better than anyone. Where others see chaos, they see opportunity. Where others see desolation, they see bounty.<text:line-break/></text:span><text:line-break/><text:span text:style-name="T11">Level 10:</text:span> <text:span text:style-name="T11">Reduces the penalty from failing events. Whenever you find loot in events, you find slightly more.<text:line-break/><text:line-break/>Level 15: </text:span><text:span text:style-name="T4">Choose one</text:span><text:span text:style-name="T10">: Satiety decays 50% slower, or resting is 25% more effective.</text:span><text:line-break/><text:line-break/><text:line-break/>Str barbarian - axe, mid armor, axe perk<text:line-break/><text:soft-page-break/>Berzerker - Receive 10% extra damage while above 90% end, deal 10% extra and take 5% less while under 75%, doubled while under 50%<text:line-break/>Warlord - Each different weapon you use in combat grants 5% extra damage. Resets when you repeat a weapon<text:line-break/><text:line-break/>Dex monk - cloth armor, cloth shoes, unarmed perk<text:line-break/>Bronze fist - while wielding a one-handed weapon and no off-hand, your unarmed attacks gain the base properties of your weapon<text:line-break/>Unburdened spirit - if wearing no armor, gain 66% crit and affliction avoidance<text:line-break/><text:line-break/>Lore wiz - staff, cloth armor, <text:line-break/>Secretkeeper - +5 spell rating for scrolls. +1 to spell level of wands<text:line-break/>Boundless mind - You have an extra cast for all your spells per rest, and your spell cooldowns are reduced by 1<text:line-break/><text:line-break/><text:line-break/>Faith priest - lathi, cloth hood, healing perk<text:line-break/>High priest - Your next spell after casting a healing spell deals an additional 20% damage<text:line-break/>Prophet - 5% increased healing received and crit avoidance per active ritual<text:line-break/><text:line-break/><text:line-break/>Str/dex ranger - spear, mid armor, evasive perk<text:line-break/>Deadeye - until the first time you take damage in combat, gain 10% accuracy, 5% crit chance and 15% crit damage with ranged weapons<text:line-break/>Dervish - you can basic attack one time per turn for free but it deals 50% reduced damage<text:line-break/><text:line-break/>Str/lore war mage <text:s/>- rapier, heavy armor, <text:s/>destructor<text:line-break/>Arcane knight - after casting a spell, gain 1 + 0.2*clvl armor until your next turn<text:line-break/>Arcane grenadier - + 5 crafting ratings for bombs. Bombs deal 15% increased damage<text:line-break/><text:line-break/>Str/faith paladin - mace, shield, mace talent<text:line-break/>Oathkeeper - 8% less damage taken if you have an active aegis, +2 max damage if you have a <text:s/>active rune in your weapon<text:line-break/>Myrmidon - armor now blocks up to 75% of physical damage<text:line-break/><text:line-break/>Dex/str rogue - dagger, mid armor, ini perk<text:line-break/>Shadowblade - Your crits blind. Gain 10% crit damage against blinded enemies<text:line-break/>Assassin - +5 craft rating for oils. Gain 5% crit chance with oiled weapons<text:line-break/><text:line-break/>Dex/lore spellblade - scimitar, mid armor, spell perk<text:line-break/>Spell dancer - Gain 2% dodge per spell currently on cooldown<text:line-break/>Weaver - Your skills have +10% accuracy the turn after casting a spell. Your spells deal 10% increased damage the turn after using a spell<text:line-break/><text:line-break/>Dex/faith hunter - halberd, mid armor, crit stuff<text:line-break/>Banisher - Your crits restrain and neutralize. -20% crit damage<text:line-break/>Punisher - gain 2% crit damage per thorn damage. Your thorns can crit.<text:line-break/><text:line-break/><text:line-break/><text:line-break/><text:line-break/>Lore/str warlock - maul, light armor, end on kill<text:line-break/><text:soft-page-break/>Occultist - Your spells gain a 10% chance to curse. Your attacks deal +4 max damage against cursed enemies.<text:line-break/>Covenanted - offers a patron boon<text:line-break/><text:line-break/>Lore/dex sorcerer - dagger, cloth armor, spell perk<text:line-break/>Runebinder - Increases the power of worn jewellery<text:line-break/>Spiritwalker - Your spells consume 10% of your current end to deal 50% of that amount as bonus magic damage. Recover 20% of max end on kill with a spell.<text:line-break/><text:line-break/>Lore/faith druid - club, mid armor, ritual perk<text:line-break/>Shapeshifter - +10 ritual rating for shapeshifting<text:line-break/>Verdant keeper - 20% increased rest effect. When resting, conjure random helpful herbs<text:line-break/><text:line-break/>Faith/str cleric - morning star, heavy armor, shield perk<text:line-break/>Golden shield - +5% block effect and +1% block chance per active ritual<text:line-break/>War medic - The turn after using a skill, gain 25% increased healing received<text:line-break/><text:line-break/><text:line-break/>Faith/dex inquis - sickle, heavy armor, <text:s/><text:line-break/>Reaper - +1% crit chance per 15% end the enemy is missing. Attacks kill enemies under 10% end<text:line-break/>Witchhammer - take 15% reduced damage from spells. Your crits silence.<text:line-break/><text:line-break/>Faith/lore shaman - club, cloth, spell ritual<text:line-break/>Primalist - +2 to spell and ritual rating for fire, cold and lightning<text:line-break/>Witch doctor -+2 to spell and ritual rating for necromancy, psionics and healing<text:line-break/><text:line-break/>- str bard - stiletto, cloth, <text:line-break/>Skald - +1 to spell rating for divine spells per active ritual<text:line-break/>Acrobat - start combat with +10% dodge and 5 ini, decaying each turn by 2% and 1<text:line-break/><text:line-break/>- dex warden - maul, heavy, tough<text:line-break/>Chainbreaker - Cannot be stunned, chilled or restrained. If any would have been inflicted, recover 4% max endurance<text:line-break/>Juggernaut - Crits against you have -100% crit damage<text:line-break/><text:line-break/>- lor sentinel - katar, mid, dodge<text:line-break/>Blackguard - your armor blocks spell damage, capping at 33%<text:line-break/>Bane - Your spells can crit<text:line-break/><text:line-break/>- faith alchemist - dagger, cloth, craft<text:line-break/>Physician - +15% healing received from consumables<text:line-break/>Synthetizer - when crafting, 10% chance to receive random bonus consumab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8:34:32.863000000</meta:creation-date>
    <dc:date>2024-08-31T08:51:20.660000000</dc:date>
    <meta:editing-duration>PT29M5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4" meta:word-count="1019" meta:character-count="5894" meta:non-whitespace-character-count="4822"/>
  </office:meta>
</office:document-meta>
</file>